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 the Healer F F Bosworth</text:p>
      <text:p text:style-name="P1"/>
      <text:p text:style-name="P1">This is a remarkable book about Divine Heal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1T10:01:29.46</meta:creation-date>
    <meta:document-statistic meta:table-count="0" meta:image-count="0" meta:object-count="0" meta:page-count="1" meta:paragraph-count="2" meta:word-count="14" meta:character-count="78"/>
    <dc:date>2022-09-11T10:07:22.98</dc:date>
    <meta:editing-duration>PT5M54S</meta:editing-duration>
    <meta:editing-cycles>1</meta:editing-cycles>
    <meta:generator>OpenOffice/4.1.13$Win32 OpenOffice.org_project/4113m1$Build-9810</meta:generator>
  </office:meta>
</office:document-meta>
</file>